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7.965cm" svg:height="16.028cm" svg:x="1cm" svg:y="1.47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8T12:53:39</meta:creation-date>
    <dc:date>2011-04-11T14:22:14</dc:date>
    <meta:editing-duration>PT10M30S</meta:editing-duration>
    <meta:editing-cycles>2</meta:editing-cycles>
    <meta:generator>OpenOffice.org/3.3$Unix OpenOffice.org_project/330m20$Build-9567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7" style:family="chart" style:data-style-name="N106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66cm" svg:height="16.029cm" xlink:href="." xlink:type="simple" chart:class="chart:bar" chart:style-name="ch1">
        <chart:plot-area chart:style-name="ch2" chart:data-source-has-labels="both" svg:x="1.009cm" svg:y="1.415cm" svg:width="25.839cm" svg:height="13.874cm">
          <chartooo:coordinate-region svg:x="2.318cm" svg:y="1.642cm" svg:width="24.53cm" svg:height="12.947cm"/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bar">
            <chart:data-point chart:repeated="12"/>
          </chart:series>
          <chart:series chart:style-name="ch7" chart:values-cell-range-address="local-table.$C$2:.$C$13" chart:label-cell-address="local-table.$C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4189372">
                <text:p>0.0054189372</text:p>
              </table:table-cell>
              <table:table-cell office:value-type="float" office:value="0.0028291464">
                <text:p>0.00282914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828912">
                <text:p>0.0048828912</text:p>
              </table:table-cell>
              <table:table-cell office:value-type="float" office:value="0.0027645087">
                <text:p>0.0027645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070621">
                <text:p>0.0024070621</text:p>
              </table:table-cell>
              <table:table-cell office:value-type="float" office:value="0.0020983076">
                <text:p>0.0020983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946835">
                <text:p>0.0022946835</text:p>
              </table:table-cell>
              <table:table-cell office:value-type="float" office:value="0.0018470454">
                <text:p>0.0018470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865448">
                <text:p>0.0012865448</text:p>
              </table:table-cell>
              <table:table-cell office:value-type="float" office:value="0.0006820583">
                <text:p>0.0006820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889356">
                <text:p>0.0018889356</text:p>
              </table:table-cell>
              <table:table-cell office:value-type="float" office:value="0.0017752838">
                <text:p>0.001775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106393">
                <text:p>0.0014106393</text:p>
              </table:table-cell>
              <table:table-cell office:value-type="float" office:value="0.0010488343">
                <text:p>0.0010488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856268">
                <text:p>0.0013856268</text:p>
              </table:table-cell>
              <table:table-cell office:value-type="float" office:value="0.0012481022">
                <text:p>0.0012481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6626">
                <text:p>0.0016626</text:p>
              </table:table-cell>
              <table:table-cell office:value-type="float" office:value="0.0015141392">
                <text:p>0.001514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404614">
                <text:p>0.0006404614</text:p>
              </table:table-cell>
              <table:table-cell office:value-type="float" office:value="0.0014215946">
                <text:p>0.0014215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874631">
                <text:p>0.0008874631</text:p>
              </table:table-cell>
              <table:table-cell office:value-type="float" office:value="0.0009277844">
                <text:p>0.0009277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068491">
                <text:p>0.0007068491</text:p>
              </table:table-cell>
              <table:table-cell office:value-type="float" office:value="0.000736022">
                <text:p>0.000736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